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2196542F.png"/>
  <manifest:file-entry manifest:media-type="image/png" manifest:full-path="Pictures/10000201000002810000010AAF050E94.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CB8792A7.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First_20_line_20_indent">
      <style:paragraph-properties fo:break-before="page"/>
    </style:style>
    <style:style style:name="P9" style:family="paragraph" style:parent-style-name="Heading_20_2">
      <style:paragraph-properties fo:break-before="page"/>
    </style:style>
    <style:style style:name="P10" style:family="paragraph" style:parent-style-name="Heading_20_2">
      <style:paragraph-properties fo:background-color="#ff99cc">
        <style:background-image/>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background-color="#ff99cc">
        <style:background-image/>
      </style:paragraph-properties>
    </style:style>
    <style:style style:name="P14" style:family="paragraph" style:parent-style-name="Table_20_Contents">
      <style:paragraph-properties fo:text-align="center" style:justify-single-word="false" fo:background-color="#ff99cc">
        <style:background-image/>
      </style:paragraph-properties>
    </style:style>
    <style:style style:name="P15" style:family="paragraph" style:parent-style-name="Table_20_Contents">
      <style:paragraph-properties fo:text-align="start" style:justify-single-word="false" fo:background-color="#ff99cc">
        <style:background-image/>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How to use this guide<text:tab/>3</text:p>
          <text:p text:style-name="P7">CHAPTER 1: THE DARK SERVANTS<text:tab/>7</text:p>
          <text:p text:style-name="P11">1.2 – Xenor Bushes (kid Irravonia)<text:tab/>8</text:p>
        </text:index-body>
      </text:table-of-content>
      <text:p text:style-name="P2"/>
      <text:h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2">A door should have been opened now</text:span><text:span text:style-name="T4"><text:line-break/>Go through that door</text:span></text:p>
      <text:p text:style-name="Walkthrough"><text:span text:style-name="T4"/></text:p>
      <text:p text:style-name="Text_20_body"><text:span text:style-name="T4">So as you see, I'll do this acting by action, put every action on a new line, and whenever I am just giving extra information it will </text:span><text:span text:style-name="T3">be written in italic style</text:span><text:span text:style-name="T5">.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5">Note: <text:tab/>It is possible you see parts of the actions I'm discussing on a light blue background, like you see here. That means that the part being discussed is entirely optional.</text:span></text:p>
      <text:p text:style-name="First_20_line_20_indent"><text:span text:style-name="T5"/></text:p>
      <text:p text:style-name="First_20_line_20_indent"><text:span text:style-name="T5">Lastly it may be possible I prefix an action with a name of one of the playable characters, like so:</text:span></text:p>
      <text:p text:style-name="Walkthrough"><text:span text:style-name="T5">001:<text:tab/>Walk to the table<text:line-break/>IRRAVONIA: Examine the stuff on the table</text:span></text:p>
      <text:p text:style-name="First_20_line_20_indent"><text:span text:style-name="T5">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5"/></text:p>
      <text:p text:style-name="First_20_line_20_indent"><text:span text:style-name="T5">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5"/></text:p>
      <text:p text:style-name="First_20_line_20_indent"><text:span text:style-name="T5"><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5">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5"><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5">At the start of each level and boss fight, I will make a note of my own levels when I got there. There are not really recommendations, but rather a kind of references. If my levels are higher than your level </text:span><text:soft-page-break/><text:span text:style-name="T5">cap at that point, it simply means you missed some traveler's emblems. </text:span></text:p>
      <text:p text:style-name="First_20_line_20_indent"><text:span text:style-name="T5">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5"/></text:p>
      <text:p text:style-name="First_20_line_20_indent"><text:span text:style-name="T5"/></text:p>
      <text:p text:style-name="First_20_line_20_indent"><text:span text:style-name="T5">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5">There is of course, also “The True Abyss”, about which I will provide some information in a dedicated section.</text:span></text:p>
      <text:p text:style-name="First_20_line_20_indent"><text:span text:style-name="T5"/></text:p>
      <text:p text:style-name="First_20_line_20_indent"><text:span text:style-name="T5"/></text:p>
      <text:p text:style-name="First_20_line_20_indent"><text:span text:style-name="T5">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5"/></text:p>
      <text:p text:style-name="First_20_line_20_indent"><text:span text:style-name="T5">Well, talked enough already! LET'S GET READY TO RUMBLE!</text:span></text:p>
      <text:p text:style-name="P8"><text:span text:style-name="T5"/></text:p>
      <text:h text:style-name="Heading_20_1" text:outline-level="1"><text:span text:style-name="T5">CHAPTER 1: THE DARK SERVANTS</text:span></text:h>
      <text:p text:style-name="Text_20_body"><text:span text:style-name="T5"/></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5"/></text:p>
      <text:p text:style-name="First_20_line_20_indent"><text:span text:style-name="T5">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5"/></text:p>
      <text:p text:style-name="First_20_line_20_indent"><text:span text:style-name="T5">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5"/></text:p>
      <text:p text:style-name="First_20_line_20_indent"><text:span text:style-name="T5">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5"/></text:p>
      <text:p text:style-name="First_20_line_20_indent"><text:span text:style-name="T5">The game will start when Irravonia tells a story about herself when she was a little girl. Well, let's get this show on the road, shall we?</text:span></text:p>
      <text:h text:style-name="P9" text:outline-level="2"><text:span text:style-name="T5">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2">I</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H2" office:value-type="string">
            <text:p text:style-name="P12"/>
          </table:table-cell>
        </table:table-row>
      </table:table>
      <text:p text:style-name="Text_20_body"><text:span text:style-name="T5"/></text:p>
      <text:p text:style-name="First_20_line_20_indent"><text:span text:style-name="T5">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5"/></text:p>
      <text:p text:style-name="First_20_line_20_indent"><text:span text:style-name="T5">At the end of the dungeon Irravonia will be attacked by some blue slimes, the number of them depends on your chosen difficulty, immediately after that fight Irravonia will meet the “Big Mama Slime”</text:span></text:p>
      <text:h text:style-name="P10" text:outline-level="2">Boss Fight: Big Mama Slime</text:h>
      <table:table table:name="Table2" table:style-name="Table2">
        <table:table-column table:style-name="Table2.A" table:number-columns-repeated="8"/>
        <table:table-row>
          <table:table-cell table:style-name="Table2.A1" office:value-type="string">
            <text:p text:style-name="P13"><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H1" office:value-type="string">
            <text:p text:style-name="P13"/>
          </table:table-cell>
        </table:table-row>
        <table:table-row>
          <table:table-cell table:style-name="Table2.A2" office:value-type="string">
            <text:p text:style-name="P14">I</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H2" office:value-type="string">
            <text:p text:style-name="P14"/>
          </table:table-cell>
        </table:table-row>
        <table:table-row>
          <table:table-cell table:style-name="Table2.H2" table:number-columns-spanned="8" office:value-type="string">
            <text:p text:style-name="P15">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This will end this dungeon, follow the scenario and the game will continue in the next dungeon.</text:span></text:p>
      <text:p text:style-name="First_20_line_20_indent"><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nex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3T13:29:29.98</dc:date>
    <dc:creator>Jeroen Broks</dc:creator>
    <meta:editing-duration>PT1H11M26S</meta:editing-duration>
    <meta:editing-cycles>6</meta:editing-cycles>
    <meta:generator>OpenOffice/4.1.8$Win32 OpenOffice.org_project/418m3$Build-9803</meta:generator>
    <meta:document-statistic meta:table-count="2" meta:image-count="7" meta:object-count="0" meta:page-count="8" meta:paragraph-count="47" meta:word-count="1834" meta:character-count="9870"/>
  </office:meta>
</office:document-meta>
</file>